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Roman1" svg:font-family="Times-Roman" style:font-family-generic="roman"/>
    <style:font-face style:name="Times-roman" svg:font-family="Times-roman" style:font-family-generic="roman"/>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cf287"/>
    </style:style>
    <style:style style:name="P2" style:family="paragraph" style:parent-style-name="Standard">
      <style:paragraph-properties fo:text-align="justify" style:justify-single-word="false"/>
      <style:text-properties fo:language="es" fo:country="ES" officeooo:rsid="001cf287" officeooo:paragraph-rsid="001cf287"/>
    </style:style>
    <style:style style:name="P3" style:family="paragraph" style:parent-style-name="Standard">
      <style:paragraph-properties fo:text-align="justify" style:justify-single-word="false"/>
      <style:text-properties fo:language="es" fo:country="ES" officeooo:paragraph-rsid="001cf287"/>
    </style:style>
    <style:style style:name="P4" style:family="paragraph" style:parent-style-name="Standard">
      <style:paragraph-properties fo:text-align="justify" style:justify-single-word="false"/>
      <style:text-properties fo:language="es" fo:country="ES" officeooo:paragraph-rsid="001d5109"/>
    </style:style>
    <style:style style:name="P5" style:family="paragraph" style:parent-style-name="Standard">
      <style:paragraph-properties fo:text-align="justify" style:justify-single-word="false"/>
      <style:text-properties fo:language="es" fo:country="ES" officeooo:paragraph-rsid="001d7e24"/>
    </style:style>
    <style:style style:name="P6" style:family="paragraph" style:parent-style-name="Standard">
      <style:paragraph-properties fo:text-align="justify" style:justify-single-word="false"/>
      <style:text-properties fo:language="es" fo:country="ES" officeooo:paragraph-rsid="0033121f"/>
    </style:style>
    <style:style style:name="P7" style:family="paragraph" style:parent-style-name="Standard">
      <style:paragraph-properties fo:text-align="justify" style:justify-single-word="false"/>
      <style:text-properties style:font-name="Times New Roman" fo:font-size="12pt" fo:language="es" fo:country="ES" officeooo:paragraph-rsid="001cf287" style:font-size-asian="12pt" style:font-size-complex="12pt"/>
    </style:style>
    <style:style style:name="P8" style:family="paragraph" style:parent-style-name="Standard">
      <style:paragraph-properties fo:text-align="justify" style:justify-single-word="false"/>
      <style:text-properties style:font-name="Times New Roman" fo:font-size="12pt" fo:language="es" fo:country="ES" officeooo:rsid="001d5109" officeooo:paragraph-rsid="001d5109" style:font-size-asian="12pt" style:font-size-complex="12pt"/>
    </style:style>
    <style:style style:name="P9" style:family="paragraph" style:parent-style-name="Standard">
      <style:paragraph-properties fo:text-align="justify" style:justify-single-word="false"/>
      <style:text-properties style:font-name="Times New Roman" fo:font-size="12pt" fo:language="es" fo:country="ES" officeooo:rsid="001cf287" officeooo:paragraph-rsid="001cf287" style:font-size-asian="12pt" style:font-size-complex="12pt"/>
    </style:style>
    <style:style style:name="P10" style:family="paragraph" style:parent-style-name="Standard">
      <style:paragraph-properties fo:text-align="justify" style:justify-single-word="false"/>
      <style:text-properties style:font-name="Times New Roman" fo:font-size="12pt" fo:language="es" fo:country="ES" officeooo:rsid="00218c85" officeooo:paragraph-rsid="001cf287" style:font-size-asian="12pt" style:font-size-complex="12pt"/>
    </style:style>
    <style:style style:name="P11" style:family="paragraph" style:parent-style-name="Standard">
      <style:paragraph-properties fo:text-align="justify" style:justify-single-word="false"/>
      <style:text-properties style:font-name="Times New Roman" fo:font-size="12pt" fo:language="es" fo:country="ES" officeooo:rsid="0023ffd6" officeooo:paragraph-rsid="001cf287" style:font-size-asian="12pt" style:font-size-complex="12pt"/>
    </style:style>
    <style:style style:name="P12" style:family="paragraph" style:parent-style-name="Standard">
      <style:paragraph-properties fo:text-align="justify" style:justify-single-word="false"/>
      <style:text-properties style:font-name="Times New Roman" fo:font-size="12pt" fo:language="es" fo:country="ES" officeooo:rsid="0023ffd6" officeooo:paragraph-rsid="003908db" style:font-size-asian="12pt" style:font-size-complex="12pt"/>
    </style:style>
    <style:style style:name="P13" style:family="paragraph" style:parent-style-name="Standard">
      <style:paragraph-properties fo:text-align="justify" style:justify-single-word="false"/>
      <style:text-properties style:font-name="Times New Roman" fo:font-size="12pt" fo:language="es" fo:country="ES" officeooo:rsid="0025a27c" officeooo:paragraph-rsid="001cf287" style:font-size-asian="12pt" style:font-size-complex="12pt"/>
    </style:style>
    <style:style style:name="P14" style:family="paragraph" style:parent-style-name="Standard">
      <style:paragraph-properties fo:text-align="justify" style:justify-single-word="false"/>
      <style:text-properties style:font-name="Times New Roman" fo:font-size="12pt" fo:language="es" fo:country="ES" officeooo:rsid="00261aca" officeooo:paragraph-rsid="001cf287" style:font-size-asian="12pt" style:font-size-complex="12pt"/>
    </style:style>
    <style:style style:name="P15" style:family="paragraph" style:parent-style-name="Standard">
      <style:paragraph-properties fo:text-align="justify" style:justify-single-word="false"/>
      <style:text-properties style:font-name="Times New Roman" fo:font-size="12pt" fo:language="es" fo:country="ES" officeooo:rsid="00261aca" officeooo:paragraph-rsid="003b2cf5" style:font-size-asian="12pt" style:font-size-complex="12pt"/>
    </style:style>
    <style:style style:name="P16" style:family="paragraph" style:parent-style-name="Standard">
      <style:paragraph-properties fo:text-align="justify" style:justify-single-word="false"/>
      <style:text-properties style:font-name="Times New Roman" fo:font-size="12pt" fo:language="es" fo:country="ES" officeooo:rsid="002736cf" officeooo:paragraph-rsid="001cf287" style:font-size-asian="12pt" style:font-size-complex="12pt"/>
    </style:style>
    <style:style style:name="P17" style:family="paragraph" style:parent-style-name="Standard">
      <style:paragraph-properties fo:text-align="justify" style:justify-single-word="false"/>
      <style:text-properties style:font-name="Times New Roman" fo:font-size="12pt" fo:language="es" fo:country="ES" officeooo:rsid="002b714d" officeooo:paragraph-rsid="001cf287" style:font-size-asian="12pt" style:font-size-complex="12pt"/>
    </style:style>
    <style:style style:name="P18" style:family="paragraph" style:parent-style-name="Standard">
      <style:paragraph-properties fo:text-align="justify" style:justify-single-word="false"/>
      <style:text-properties style:font-name="Times New Roman" fo:font-size="12pt" fo:language="es" fo:country="ES" officeooo:rsid="0033121f" officeooo:paragraph-rsid="001cf287" style:font-size-asian="12pt" style:font-size-complex="12pt"/>
    </style:style>
    <style:style style:name="P19" style:family="paragraph" style:parent-style-name="Standard">
      <style:paragraph-properties fo:text-align="justify" style:justify-single-word="false"/>
      <style:text-properties style:font-name="Times New Roman" fo:font-size="12pt" fo:language="es" fo:country="ES" officeooo:rsid="0033121f" officeooo:paragraph-rsid="0033121f" style:font-size-asian="12pt" style:font-size-complex="12pt"/>
    </style:style>
    <style:style style:name="P20" style:family="paragraph" style:parent-style-name="Standard">
      <style:paragraph-properties fo:text-align="justify" style:justify-single-word="false"/>
      <style:text-properties style:font-name="Times New Roman" fo:font-size="12pt" fo:language="es" fo:country="ES" officeooo:rsid="0033121f" officeooo:paragraph-rsid="0038e73d" style:font-size-asian="12pt" style:font-size-complex="12pt"/>
    </style:style>
    <style:style style:name="P21" style:family="paragraph" style:parent-style-name="Standard">
      <style:paragraph-properties fo:text-align="justify" style:justify-single-word="false"/>
      <style:text-properties style:font-name="Times New Roman" fo:font-size="12pt" fo:language="es" fo:country="ES" officeooo:rsid="00344638" officeooo:paragraph-rsid="0033121f" style:font-size-asian="12pt" style:font-size-complex="12pt"/>
    </style:style>
    <style:style style:name="P22" style:family="paragraph" style:parent-style-name="Standard">
      <style:paragraph-properties fo:text-align="justify" style:justify-single-word="false"/>
      <style:text-properties style:font-name="Times New Roman" fo:font-size="12pt" fo:language="es" fo:country="ES" officeooo:rsid="0028394d" officeooo:paragraph-rsid="001cf287" style:font-size-asian="12pt" style:font-size-complex="12pt"/>
    </style:style>
    <style:style style:name="P23" style:family="paragraph" style:parent-style-name="Standard">
      <style:paragraph-properties fo:text-align="justify" style:justify-single-word="false"/>
      <style:text-properties style:font-name="Times New Roman" fo:font-size="12pt" fo:language="es" fo:country="ES" officeooo:rsid="0028394d" officeooo:paragraph-rsid="0038e73d" style:font-size-asian="12pt" style:font-size-complex="12pt"/>
    </style:style>
    <style:style style:name="P24" style:family="paragraph" style:parent-style-name="Standard">
      <style:paragraph-properties fo:text-align="justify" style:justify-single-word="false"/>
      <style:text-properties style:font-name="Times New Roman" fo:font-size="12pt" fo:language="es" fo:country="ES" officeooo:rsid="003908db" officeooo:paragraph-rsid="003908db" style:font-size-asian="12pt" style:font-size-complex="12pt"/>
    </style:style>
    <style:style style:name="P25" style:family="paragraph" style:parent-style-name="Standard">
      <style:paragraph-properties fo:text-align="justify" style:justify-single-word="false"/>
      <style:text-properties style:font-name="Times New Roman" fo:font-size="12pt" fo:language="es" fo:country="ES" officeooo:rsid="00283ae0" officeooo:paragraph-rsid="001cf287" style:font-size-asian="10.5pt" style:font-size-complex="12pt"/>
    </style:style>
    <style:style style:name="P26" style:family="paragraph" style:parent-style-name="Standard">
      <style:paragraph-properties fo:text-align="justify" style:justify-single-word="false"/>
      <style:text-properties style:font-name="Times New Roman" fo:font-size="12pt" officeooo:rsid="002fe990" officeooo:paragraph-rsid="001cf287" style:font-size-asian="12pt" style:font-size-complex="12pt"/>
    </style:style>
    <style:style style:name="P27" style:family="paragraph" style:parent-style-name="Standard">
      <style:paragraph-properties fo:text-align="justify" style:justify-single-word="false"/>
      <style:text-properties style:font-name="Times New Roman" fo:font-size="12pt" officeooo:rsid="00300595" officeooo:paragraph-rsid="001cf287"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311ff0" officeooo:paragraph-rsid="001cf287" style:font-size-asian="12pt" style:font-size-complex="12pt"/>
    </style:style>
    <style:style style:name="P29" style:family="paragraph" style:parent-style-name="Standard">
      <style:paragraph-properties fo:text-align="justify" style:justify-single-word="false"/>
      <style:text-properties style:font-name="Times New Roman" fo:font-size="10pt" fo:language="es" fo:country="ES" officeooo:rsid="001cf287" officeooo:paragraph-rsid="001cf287" style:font-size-asian="10pt" style:font-size-complex="10pt"/>
    </style:style>
    <style:style style:name="P30" style:family="paragraph" style:parent-style-name="Standard">
      <style:paragraph-properties fo:text-align="justify" style:justify-single-word="false"/>
      <style:text-properties style:font-name="Times New Roman" fo:font-size="14pt" fo:language="es" fo:country="ES" style:text-underline-style="solid" style:text-underline-width="auto" style:text-underline-color="font-color" fo:font-weight="bold" officeooo:rsid="0038d777" officeooo:paragraph-rsid="0038d777"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language="es" fo:country="ES" officeooo:paragraph-rsid="001cf287"/>
    </style:style>
    <style:style style:name="P32" style:family="paragraph" style:parent-style-name="Standard">
      <style:paragraph-properties fo:text-align="justify" style:justify-single-word="false"/>
      <style:text-properties fo:language="es" fo:country="ES" officeooo:paragraph-rsid="003908db"/>
    </style:style>
    <style:style style:name="P33" style:family="paragraph" style:parent-style-name="Standard">
      <style:paragraph-properties fo:text-align="justify" style:justify-single-word="false"/>
      <style:text-properties officeooo:paragraph-rsid="0033121f"/>
    </style:style>
    <style:style style:name="P34" style:family="paragraph" style:parent-style-name="Standard">
      <style:paragraph-properties fo:text-align="justify" style:justify-single-word="false"/>
      <style:text-properties officeooo:paragraph-rsid="001cf287"/>
    </style:style>
    <style:style style:name="P35" style:family="paragraph" style:parent-style-name="Standard">
      <style:paragraph-properties fo:text-align="justify" style:justify-single-word="false"/>
      <style:text-properties officeooo:paragraph-rsid="003908db"/>
    </style:style>
    <style:style style:name="P36" style:family="paragraph" style:parent-style-name="Standard">
      <style:paragraph-properties fo:text-align="justify" style:justify-single-word="false"/>
      <style:text-properties officeooo:paragraph-rsid="003c48d9"/>
    </style:style>
    <style:style style:name="P37" style:family="paragraph" style:parent-style-name="Standard">
      <style:paragraph-properties fo:text-align="justify" style:justify-single-word="false"/>
      <style:text-properties officeooo:paragraph-rsid="003d6fdc"/>
    </style:style>
    <style:style style:name="P38" style:family="paragraph" style:parent-style-name="Standard">
      <style:paragraph-properties fo:text-align="justify" style:justify-single-word="false"/>
      <style:text-properties officeooo:paragraph-rsid="0043e600"/>
    </style:style>
    <style:style style:name="P39" style:family="paragraph" style:parent-style-name="Standard">
      <style:paragraph-properties fo:text-align="justify" style:justify-single-word="false"/>
      <style:text-properties style:font-name="Times New Roman" fo:font-size="12pt" officeooo:paragraph-rsid="003908db" style:font-size-asian="12pt" style:font-size-complex="12pt"/>
    </style:style>
    <style:style style:name="P40" style:family="paragraph" style:parent-style-name="Standard">
      <style:paragraph-properties fo:text-align="justify" style:justify-single-word="false"/>
      <style:text-properties style:font-name="Times New Roman" fo:font-size="12pt" officeooo:paragraph-rsid="003d6fdc" style:font-size-asian="12pt" style:font-size-complex="12pt"/>
    </style:style>
    <style:style style:name="P41" style:family="paragraph" style:parent-style-name="Standard">
      <style:paragraph-properties fo:text-align="justify" style:justify-single-word="false"/>
      <style:text-properties style:font-name="Times New Roman" fo:font-size="12pt" officeooo:paragraph-rsid="001cf287" style:font-size-asian="12pt" style:font-size-complex="12pt"/>
    </style:style>
    <style:style style:name="P42" style:family="paragraph" style:parent-style-name="Standard">
      <style:paragraph-properties fo:text-align="justify" style:justify-single-word="false"/>
      <style:text-properties style:font-name="Times New Roman" fo:font-size="12pt" officeooo:rsid="0043e600" officeooo:paragraph-rsid="0043e600" style:font-size-asian="12pt" style:font-size-complex="12pt"/>
    </style:style>
    <style:style style:name="P43"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38d777" officeooo:paragraph-rsid="0038d777" style:font-size-asian="12pt" style:font-weight-asian="bold" style:font-size-complex="12pt" style:font-weight-complex="bold"/>
    </style:style>
    <style:style style:name="P44"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38d777" officeooo:paragraph-rsid="0038d777"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43e600" officeooo:paragraph-rsid="0043e600"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Times-Roman1" fo:font-size="10pt" officeooo:paragraph-rsid="003c48d9" style:font-size-asian="10pt" style:font-size-complex="10pt"/>
    </style:style>
    <style:style style:name="P47"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officeooo:rsid="001cf287" officeooo:paragraph-rsid="001cf287" style:font-size-asian="14pt" style:font-weight-asian="bold" style:font-size-complex="14pt" style:font-weight-complex="bold"/>
    </style:style>
    <style:style style:name="P48"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officeooo:rsid="0038d777" officeooo:paragraph-rsid="0038d777" style:font-size-asian="14pt" style:font-weight-asian="bold" style:font-size-complex="14pt" style:font-weight-complex="bold"/>
    </style:style>
    <style:style style:name="P49" style:family="paragraph" style:parent-style-name="Standard">
      <style:paragraph-properties fo:text-align="justify" style:justify-single-word="false"/>
      <style:text-properties officeooo:rsid="0043e600" officeooo:paragraph-rsid="0043e600"/>
    </style:style>
    <style:style style:name="P50"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1cf287"/>
    </style:style>
    <style:style style:name="P51" style:family="paragraph" style:parent-style-name="Footer">
      <style:paragraph-properties fo:text-align="end" style:justify-single-word="false"/>
    </style:style>
    <style:style style:name="T1" style:family="text">
      <style:text-properties officeooo:rsid="001cf287"/>
    </style:style>
    <style:style style:name="T2" style:family="text">
      <style:text-properties style:font-name="Times-Italic" fo:font-size="10pt" fo:font-style="italic" style:font-size-asian="10pt" style:font-style-asian="italic" style:font-size-complex="10pt"/>
    </style:style>
    <style:style style:name="T3" style:family="text">
      <style:text-properties style:font-name="Times-Italic" fo:font-size="10pt" fo:font-style="italic" officeooo:rsid="001cf287" style:font-size-asian="10pt" style:font-style-asian="italic" style:font-size-complex="10pt"/>
    </style:style>
    <style:style style:name="T4" style:family="text">
      <style:text-properties fo:font-size="10pt" officeooo:rsid="001cf287" style:font-size-asian="10pt" style:font-size-complex="10pt"/>
    </style:style>
    <style:style style:name="T5" style:family="text">
      <style:text-properties fo:font-size="10pt" officeooo:rsid="00208917" style:font-size-asian="10pt" style:font-size-complex="10pt"/>
    </style:style>
    <style:style style:name="T6" style:family="text">
      <style:text-properties fo:font-size="10pt" officeooo:rsid="0023ffd6" style:font-size-asian="10pt" style:font-size-complex="10pt"/>
    </style:style>
    <style:style style:name="T7" style:family="text">
      <style:text-properties style:font-name="Times-Roman" fo:font-size="10pt" style:font-size-asian="10pt" style:font-size-complex="10pt"/>
    </style:style>
    <style:style style:name="T8" style:family="text">
      <style:text-properties style:font-name="Times-Roman" fo:font-size="10pt" officeooo:rsid="001cf287" style:font-size-asian="10pt" style:font-size-complex="10pt"/>
    </style:style>
    <style:style style:name="T9" style:family="text">
      <style:text-properties style:font-name="Times-Roman" fo:font-size="10pt" officeooo:rsid="001e949c" style:font-size-asian="10pt" style:font-size-complex="10pt"/>
    </style:style>
    <style:style style:name="T10" style:family="text">
      <style:text-properties style:font-name="Times-Roman" fo:font-size="10pt" officeooo:rsid="0023ffd6" style:font-size-asian="10pt" style:font-size-complex="10pt"/>
    </style:style>
    <style:style style:name="T11" style:family="text">
      <style:text-properties style:font-name="Times-Roman" fo:font-size="10pt" officeooo:rsid="0028394d" style:font-size-asian="10pt" style:font-size-complex="10pt"/>
    </style:style>
    <style:style style:name="T12" style:family="text">
      <style:text-properties style:font-name="Times-Roman" fo:font-size="10pt" officeooo:rsid="003643fc" style:font-size-asian="10pt" style:font-size-complex="10pt"/>
    </style:style>
    <style:style style:name="T13" style:family="text">
      <style:text-properties style:font-name="Times-Roman" fo:font-size="10pt" fo:font-weight="bold" style:font-size-asian="10pt" style:font-weight-asian="bold" style:font-size-complex="10pt" style:font-weight-complex="bold"/>
    </style:style>
    <style:style style:name="T14" style:family="text">
      <style:text-properties style:font-name="Times-Roman" fo:font-size="10pt" fo:font-weight="bold" officeooo:rsid="00208917" style:font-size-asian="10pt" style:font-weight-asian="bold" style:font-size-complex="10pt" style:font-weight-complex="bold"/>
    </style:style>
    <style:style style:name="T15" style:family="text">
      <style:text-properties style:font-name="Times-Roman" fo:font-size="10pt" fo:language="es" fo:country="ES" style:font-size-asian="10pt" style:font-size-complex="10pt"/>
    </style:style>
    <style:style style:name="T16" style:family="text">
      <style:text-properties style:font-name="Times-Roman" fo:font-size="10pt" fo:language="es" fo:country="ES" officeooo:rsid="0028394d" style:font-size-asian="10pt" style:font-size-complex="10pt"/>
    </style:style>
    <style:style style:name="T17" style:family="text">
      <style:text-properties style:font-name="Times-Roman" fo:font-size="10pt" fo:language="es" fo:country="ES" officeooo:rsid="002b714d" style:font-size-asian="10pt" style:font-size-complex="10pt"/>
    </style:style>
    <style:style style:name="T18" style:family="text">
      <style:text-properties style:font-name="Times-Roman" fo:font-size="10pt" fo:language="es" fo:country="ES" officeooo:rsid="0033121f" style:font-size-asian="10pt" style:font-size-complex="10pt"/>
    </style:style>
    <style:style style:name="T19" style:family="text">
      <style:text-properties style:font-name="Times-Roman" fo:font-size="10pt" fo:language="es" fo:country="ES" fo:font-weight="bold" style:font-size-asian="10pt" style:font-weight-asian="bold" style:font-size-complex="10pt" style:font-weight-complex="bold"/>
    </style:style>
    <style:style style:name="T20" style:family="text">
      <style:text-properties style:font-name="Times-Roman" fo:font-size="10pt" fo:language="es" fo:country="ES" fo:font-weight="bold" officeooo:rsid="002b714d" style:font-size-asian="10pt" style:font-weight-asian="bold" style:font-size-complex="10pt" style:font-weight-complex="bold"/>
    </style:style>
    <style:style style:name="T21" style:family="text">
      <style:text-properties style:font-name="Times-Roman" fo:font-size="12pt" fo:language="es" fo:country="ES" style:font-size-asian="10.5pt" style:font-size-complex="12pt"/>
    </style:style>
    <style:style style:name="T22" style:family="text">
      <style:text-properties style:font-name="Times-Roman" fo:font-size="11pt" style:font-size-asian="11pt"/>
    </style:style>
    <style:style style:name="T23" style:family="text">
      <style:text-properties style:font-name="Times-Roman" fo:font-size="11pt" style:font-size-asian="11pt" style:font-size-complex="12pt"/>
    </style:style>
    <style:style style:name="T24" style:family="text">
      <style:text-properties style:font-name="Times-Roman" fo:font-size="11pt" officeooo:rsid="0043e600" style:font-size-asian="11pt" style:font-size-complex="12pt"/>
    </style:style>
    <style:style style:name="T25" style:family="text">
      <style:text-properties style:font-name="Times-Roman" fo:font-size="11pt" officeooo:rsid="0046ae9c" style:font-size-asian="11pt" style:font-size-complex="12pt"/>
    </style:style>
    <style:style style:name="T26" style:family="text">
      <style:text-properties style:font-name="Times-Roman" fo:font-size="11pt" officeooo:rsid="003d6fdc" style:font-size-asian="11pt"/>
    </style:style>
    <style:style style:name="T27" style:family="text">
      <style:text-properties style:font-name="Times-Roman" fo:font-size="11pt" officeooo:rsid="0041d287" style:font-size-asian="11pt"/>
    </style:style>
    <style:style style:name="T28" style:family="text">
      <style:text-properties style:font-name="Times-Roman" fo:font-size="11pt" officeooo:rsid="0043e600" style:font-size-asian="11pt"/>
    </style:style>
    <style:style style:name="T29" style:family="text">
      <style:text-properties style:font-name="Times-Roman" fo:font-size="11pt" officeooo:rsid="0044c5b6" style:font-size-asian="11pt"/>
    </style:style>
    <style:style style:name="T30" style:family="text">
      <style:text-properties style:font-name="Times-Roman" fo:font-size="11pt" fo:language="es" fo:country="ES" officeooo:rsid="003d6fdc" style:font-size-asian="11pt" style:font-size-complex="12pt"/>
    </style:style>
    <style:style style:name="T31" style:family="text">
      <style:text-properties style:font-name="Times-Roman" fo:font-size="11pt" fo:language="es" fo:country="ES" officeooo:rsid="001cf287" style:font-size-asian="11pt" style:font-size-complex="12pt"/>
    </style:style>
    <style:style style:name="T32" style:family="text">
      <style:text-properties style:font-name="Times-Roman" fo:font-size="11pt" fo:language="es" fo:country="ES" officeooo:rsid="004186ff" style:font-size-asian="11pt" style:font-size-complex="12pt"/>
    </style:style>
    <style:style style:name="T33" style:family="text">
      <style:text-properties style:font-name="Times-Roman" fo:font-size="11pt" fo:language="es" fo:country="ES" fo:font-weight="bold" officeooo:rsid="003d6fdc" style:font-size-asian="11pt" style:font-weight-asian="bold" style:font-size-complex="12pt" style:font-weight-complex="bold"/>
    </style:style>
    <style:style style:name="T34" style:family="text">
      <style:text-properties style:font-name="Times-Roman" fo:font-size="11pt" fo:font-weight="bold" style:font-size-asian="11pt" style:font-weight-asian="bold" style:font-weight-complex="bold"/>
    </style:style>
    <style:style style:name="T35" style:family="text">
      <style:text-properties style:font-name="Times-Roman" fo:font-size="11pt" fo:font-weight="bold" officeooo:rsid="0041d287" style:font-size-asian="11pt" style:font-weight-asian="bold" style:font-weight-complex="bold"/>
    </style:style>
    <style:style style:name="T36" style:family="text">
      <style:text-properties style:font-name="Times-Roman" fo:font-size="11pt" fo:font-weight="bold" officeooo:rsid="0043e600" style:font-size-asian="11pt" style:font-weight-asian="bold" style:font-weight-complex="bold"/>
    </style:style>
    <style:style style:name="T37" style:family="text">
      <style:text-properties style:font-name="Times New Roman" fo:font-size="12pt" style:font-size-asian="12pt" style:font-size-complex="12pt"/>
    </style:style>
    <style:style style:name="T38" style:family="text">
      <style:text-properties style:font-name="Times New Roman" fo:font-size="12pt" officeooo:rsid="001cf287" style:font-size-asian="12pt" style:font-size-complex="12pt"/>
    </style:style>
    <style:style style:name="T39" style:family="text">
      <style:text-properties style:font-name="Times New Roman" fo:font-size="12pt" officeooo:rsid="001d5109" style:font-size-asian="12pt" style:font-size-complex="12pt"/>
    </style:style>
    <style:style style:name="T40" style:family="text">
      <style:text-properties style:font-name="Times New Roman" fo:font-size="12pt" officeooo:rsid="001e949c" style:font-size-asian="12pt" style:font-size-complex="12pt"/>
    </style:style>
    <style:style style:name="T41" style:family="text">
      <style:text-properties style:font-name="Times New Roman" fo:font-size="12pt" officeooo:rsid="00208917" style:font-size-asian="12pt" style:font-size-complex="12pt"/>
    </style:style>
    <style:style style:name="T42" style:family="text">
      <style:text-properties style:font-name="Times New Roman" fo:font-size="12pt" officeooo:rsid="00218c85" style:font-size-asian="12pt" style:font-size-complex="12pt"/>
    </style:style>
    <style:style style:name="T43" style:family="text">
      <style:text-properties style:font-name="Times New Roman" fo:font-size="12pt" officeooo:rsid="0023ffd6" style:font-size-asian="12pt" style:font-size-complex="12pt"/>
    </style:style>
    <style:style style:name="T44" style:family="text">
      <style:text-properties style:font-name="Times New Roman" fo:font-size="12pt" officeooo:rsid="0025a27c" style:font-size-asian="12pt" style:font-size-complex="12pt"/>
    </style:style>
    <style:style style:name="T45" style:family="text">
      <style:text-properties style:font-name="Times New Roman" fo:font-size="12pt" officeooo:rsid="00261aca" style:font-size-asian="12pt" style:font-size-complex="12pt"/>
    </style:style>
    <style:style style:name="T46" style:family="text">
      <style:text-properties style:font-name="Times New Roman" fo:font-size="12pt" officeooo:rsid="002736cf" style:font-size-asian="12pt" style:font-size-complex="12pt"/>
    </style:style>
    <style:style style:name="T47" style:family="text">
      <style:text-properties style:font-name="Times New Roman" fo:font-size="12pt" officeooo:rsid="0028394d" style:font-size-asian="12pt" style:font-size-complex="12pt"/>
    </style:style>
    <style:style style:name="T48" style:family="text">
      <style:text-properties style:font-name="Times New Roman" fo:font-size="12pt" officeooo:rsid="002e2c69" style:font-size-asian="12pt" style:font-size-complex="12pt"/>
    </style:style>
    <style:style style:name="T49" style:family="text">
      <style:text-properties style:font-name="Times New Roman" fo:font-size="12pt" officeooo:rsid="002fe990" style:font-size-asian="12pt" style:font-size-complex="12pt"/>
    </style:style>
    <style:style style:name="T50" style:family="text">
      <style:text-properties style:font-name="Times New Roman" fo:font-size="12pt" officeooo:rsid="00300595" style:font-size-asian="12pt" style:font-size-complex="12pt"/>
    </style:style>
    <style:style style:name="T51" style:family="text">
      <style:text-properties style:font-name="Times New Roman" fo:font-size="12pt" officeooo:rsid="00311ff0" style:font-size-asian="12pt" style:font-size-complex="12pt"/>
    </style:style>
    <style:style style:name="T52" style:family="text">
      <style:text-properties style:font-name="Times New Roman" fo:font-size="12pt" officeooo:rsid="0033121f" style:font-size-asian="12pt" style:font-size-complex="12pt"/>
    </style:style>
    <style:style style:name="T53" style:family="text">
      <style:text-properties style:font-name="Times New Roman" fo:font-size="12pt" officeooo:rsid="00340d92" style:font-size-asian="12pt" style:font-size-complex="12pt"/>
    </style:style>
    <style:style style:name="T54" style:family="text">
      <style:text-properties style:font-name="Times New Roman" fo:font-size="12pt" officeooo:rsid="00344638" style:font-size-asian="12pt" style:font-size-complex="12pt"/>
    </style:style>
    <style:style style:name="T55" style:family="text">
      <style:text-properties style:font-name="Times New Roman" fo:font-size="12pt" officeooo:rsid="003908db" style:font-size-asian="12pt" style:font-size-complex="12pt"/>
    </style:style>
    <style:style style:name="T56" style:family="text">
      <style:text-properties style:font-name="Times New Roman" fo:font-size="12pt" fo:font-weight="bold" style:font-size-asian="12pt" style:font-weight-asian="bold" style:font-size-complex="12pt" style:font-weight-complex="bold"/>
    </style:style>
    <style:style style:name="T57" style:family="text">
      <style:text-properties style:font-name="Times New Roman" fo:font-size="12pt" fo:font-weight="bold" officeooo:rsid="001cf287" style:font-size-asian="12pt" style:font-weight-asian="bold" style:font-size-complex="12pt" style:font-weight-complex="bold"/>
    </style:style>
    <style:style style:name="T58" style:family="text">
      <style:text-properties style:font-name="Times New Roman" fo:font-size="12pt" fo:font-weight="bold" officeooo:rsid="001d5109" style:font-size-asian="12pt" style:font-weight-asian="bold" style:font-size-complex="12pt" style:font-weight-complex="bold"/>
    </style:style>
    <style:style style:name="T59" style:family="text">
      <style:text-properties style:font-name="Times New Roman" fo:font-size="12pt" fo:font-weight="bold" officeooo:rsid="001e949c" style:font-size-asian="12pt" style:font-weight-asian="bold" style:font-size-complex="12pt" style:font-weight-complex="bold"/>
    </style:style>
    <style:style style:name="T60" style:family="text">
      <style:text-properties style:font-name="Times New Roman" fo:font-size="12pt" fo:font-weight="bold" officeooo:rsid="00208917" style:font-size-asian="12pt" style:font-weight-asian="bold" style:font-size-complex="12pt" style:font-weight-complex="bold"/>
    </style:style>
    <style:style style:name="T61" style:family="text">
      <style:text-properties style:font-name="Times New Roman" fo:font-size="12pt" fo:font-weight="bold" officeooo:rsid="00218c85" style:font-size-asian="12pt" style:font-weight-asian="bold" style:font-size-complex="12pt" style:font-weight-complex="bold"/>
    </style:style>
    <style:style style:name="T62" style:family="text">
      <style:text-properties style:font-name="Times New Roman" fo:font-size="12pt" fo:font-weight="bold" officeooo:rsid="0023ffd6" style:font-size-asian="12pt" style:font-weight-asian="bold" style:font-size-complex="12pt" style:font-weight-complex="bold"/>
    </style:style>
    <style:style style:name="T63" style:family="text">
      <style:text-properties style:font-name="Times New Roman" fo:font-size="12pt" fo:font-weight="bold" officeooo:rsid="0025a27c" style:font-size-asian="12pt" style:font-weight-asian="bold" style:font-size-complex="12pt" style:font-weight-complex="bold"/>
    </style:style>
    <style:style style:name="T64" style:family="text">
      <style:text-properties style:font-name="Times New Roman" fo:font-size="12pt" fo:font-weight="bold" officeooo:rsid="00261aca" style:font-size-asian="12pt" style:font-weight-asian="bold" style:font-size-complex="12pt" style:font-weight-complex="bold"/>
    </style:style>
    <style:style style:name="T65" style:family="text">
      <style:text-properties style:font-name="Times New Roman" fo:font-size="12pt" fo:font-weight="bold" officeooo:rsid="002736cf" style:font-size-asian="12pt" style:font-weight-asian="bold" style:font-size-complex="12pt" style:font-weight-complex="bold"/>
    </style:style>
    <style:style style:name="T66" style:family="text">
      <style:text-properties style:font-name="Times New Roman" fo:font-size="12pt" fo:font-weight="bold" officeooo:rsid="00300595" style:font-size-asian="12pt" style:font-weight-asian="bold" style:font-size-complex="12pt" style:font-weight-complex="bold"/>
    </style:style>
    <style:style style:name="T67" style:family="text">
      <style:text-properties style:font-name="Times New Roman" fo:font-size="12pt" fo:font-weight="bold" officeooo:rsid="0033121f" style:font-size-asian="12pt" style:font-weight-asian="bold" style:font-size-complex="12pt" style:font-weight-complex="bold"/>
    </style:style>
    <style:style style:name="T68" style:family="text">
      <style:text-properties style:font-name="Times New Roman" fo:font-size="12pt" fo:language="es" fo:country="ES" officeooo:rsid="002736cf" style:font-size-asian="12pt" style:font-size-complex="12pt"/>
    </style:style>
    <style:style style:name="T69" style:family="text">
      <style:text-properties style:font-name="Times New Roman" fo:font-size="12pt" fo:language="es" fo:country="ES" officeooo:rsid="0028394d" style:font-size-asian="12pt" style:font-size-complex="12pt"/>
    </style:style>
    <style:style style:name="T70" style:family="text">
      <style:text-properties style:font-name="Times New Roman" fo:font-size="12pt" fo:language="es" fo:country="ES" officeooo:rsid="002b714d" style:font-size-asian="12pt" style:font-size-complex="12pt"/>
    </style:style>
    <style:style style:name="T71" style:family="text">
      <style:text-properties style:font-name="Times New Roman" fo:font-size="12pt" fo:language="es" fo:country="ES" officeooo:rsid="002d4a5f" style:font-size-asian="12pt" style:font-size-complex="12pt"/>
    </style:style>
    <style:style style:name="T72" style:family="text">
      <style:text-properties style:font-name="Times New Roman" fo:font-size="12pt" fo:language="es" fo:country="ES" officeooo:rsid="002da214" style:font-size-asian="12pt" style:font-size-complex="12pt"/>
    </style:style>
    <style:style style:name="T73" style:family="text">
      <style:text-properties style:font-name="Times New Roman" fo:font-size="12pt" fo:language="es" fo:country="ES" officeooo:rsid="00344638" style:font-size-asian="12pt" style:font-size-complex="12pt"/>
    </style:style>
    <style:style style:name="T74" style:family="text">
      <style:text-properties style:font-name="Times New Roman" fo:font-size="12pt" fo:language="es" fo:country="ES" officeooo:rsid="003643fc" style:font-size-asian="12pt" style:font-size-complex="12pt"/>
    </style:style>
    <style:style style:name="T75" style:family="text">
      <style:text-properties style:font-name="Times New Roman" fo:font-size="12pt" fo:language="es" fo:country="ES" officeooo:rsid="0037f350" style:font-size-asian="12pt" style:font-size-complex="12pt"/>
    </style:style>
    <style:style style:name="T76" style:family="text">
      <style:text-properties style:font-name="Times New Roman" fo:font-size="12pt" fo:language="es" fo:country="ES" officeooo:rsid="0033121f" style:font-size-asian="12pt" style:font-size-complex="12pt"/>
    </style:style>
    <style:style style:name="T77" style:family="text">
      <style:text-properties style:font-name="Times New Roman" fo:font-size="12pt" fo:language="es" fo:country="ES" officeooo:rsid="00381aba" style:font-size-asian="12pt" style:font-size-complex="12pt"/>
    </style:style>
    <style:style style:name="T78" style:family="text">
      <style:text-properties style:font-name="Times New Roman" fo:font-size="12pt" fo:language="es" fo:country="ES" officeooo:rsid="003908db" style:font-size-asian="12pt" style:font-size-complex="12pt"/>
    </style:style>
    <style:style style:name="T79" style:family="text">
      <style:text-properties style:font-name="Times New Roman" fo:font-size="12pt" fo:language="es" fo:country="ES" officeooo:rsid="003b2cf5" style:font-size-asian="12pt" style:font-size-complex="12pt"/>
    </style:style>
    <style:style style:name="T80" style:family="text">
      <style:text-properties style:font-name="Times New Roman" fo:font-size="12pt" fo:language="es" fo:country="ES" officeooo:rsid="003d6fdc" style:font-size-asian="12pt" style:font-size-complex="12pt"/>
    </style:style>
    <style:style style:name="T81" style:family="text">
      <style:text-properties style:font-name="Times New Roman" fo:font-size="12pt" fo:language="es" fo:country="ES" officeooo:rsid="001cf287" style:font-size-asian="12pt" style:font-size-complex="12pt"/>
    </style:style>
    <style:style style:name="T82" style:family="text">
      <style:text-properties style:font-name="Times New Roman" fo:font-size="12pt" fo:language="es" fo:country="ES" officeooo:rsid="004186ff" style:font-size-asian="12pt" style:font-size-complex="12pt"/>
    </style:style>
    <style:style style:name="T83" style:family="text">
      <style:text-properties style:font-name="Times New Roman" fo:font-size="12pt" fo:language="es" fo:country="ES" fo:font-weight="bold" officeooo:rsid="002736cf" style:font-size-asian="12pt" style:font-weight-asian="bold" style:font-size-complex="12pt" style:font-weight-complex="bold"/>
    </style:style>
    <style:style style:name="T84" style:family="text">
      <style:text-properties style:font-name="Times New Roman" fo:font-size="12pt" fo:language="es" fo:country="ES" fo:font-weight="bold" officeooo:rsid="0028394d" style:font-size-asian="12pt" style:font-weight-asian="bold" style:font-size-complex="12pt" style:font-weight-complex="bold"/>
    </style:style>
    <style:style style:name="T85" style:family="text">
      <style:text-properties style:font-name="Times New Roman" fo:font-size="12pt" fo:language="es" fo:country="ES" fo:font-weight="bold" officeooo:rsid="002da214" style:font-size-asian="12pt" style:font-weight-asian="bold" style:font-size-complex="12pt" style:font-weight-complex="bold"/>
    </style:style>
    <style:style style:name="T86" style:family="text">
      <style:text-properties style:font-name="Times New Roman" fo:font-size="12pt" fo:language="es" fo:country="ES" fo:font-weight="bold" officeooo:rsid="003908db" style:font-size-asian="12pt" style:font-weight-asian="bold" style:font-size-complex="12pt" style:font-weight-complex="bold"/>
    </style:style>
    <style:style style:name="T87" style:family="text">
      <style:text-properties style:font-name="Times New Roman" fo:font-size="12pt" fo:language="es" fo:country="ES" fo:font-weight="bold" officeooo:rsid="002b714d" style:font-size-asian="10.5pt" style:font-weight-asian="bold" style:font-size-complex="12pt" style:font-weight-complex="bold"/>
    </style:style>
    <style:style style:name="T88" style:family="text">
      <style:text-properties style:font-name="Times New Roman" fo:font-size="12pt" fo:language="es" fo:country="ES" officeooo:rsid="00283ae0" style:font-size-asian="10.5pt" style:font-size-complex="12pt"/>
    </style:style>
    <style:style style:name="T89" style:family="text">
      <style:text-properties style:font-name="Times New Roman" fo:font-size="12pt" fo:language="es" fo:country="ES" officeooo:rsid="0029c63e" style:font-size-asian="10.5pt" style:font-size-complex="12pt"/>
    </style:style>
    <style:style style:name="T90" style:family="text">
      <style:text-properties style:font-name="Times New Roman" fo:font-size="12pt" fo:language="es" fo:country="ES" officeooo:rsid="002b714d" style:font-size-asian="10.5pt" style:font-size-complex="12pt"/>
    </style:style>
    <style:style style:name="T91" style:family="text">
      <style:text-properties style:font-name="Times New Roman" fo:font-size="10pt" officeooo:rsid="001cf287" style:font-size-asian="10pt" style:font-size-complex="10pt"/>
    </style:style>
    <style:style style:name="T92" style:family="text">
      <style:text-properties style:font-name="Times New Roman" fo:font-size="10pt" officeooo:rsid="001d5109" style:font-size-asian="10pt" style:font-size-complex="10pt"/>
    </style:style>
    <style:style style:name="T93" style:family="text">
      <style:text-properties style:font-name="Times New Roman" fo:font-size="10pt" officeooo:rsid="001e949c" style:font-size-asian="10pt" style:font-size-complex="10pt"/>
    </style:style>
    <style:style style:name="T94" style:family="text">
      <style:text-properties style:font-name="Times New Roman" fo:font-size="10pt" officeooo:rsid="00208917" style:font-size-asian="10pt" style:font-size-complex="10pt"/>
    </style:style>
    <style:style style:name="T95" style:family="text">
      <style:text-properties style:font-name="Times New Roman" fo:font-size="10pt" officeooo:rsid="0023ffd6" style:font-size-asian="10pt" style:font-size-complex="10pt"/>
    </style:style>
    <style:style style:name="T96" style:family="text">
      <style:text-properties style:font-name="Times New Roman" fo:font-size="10pt" fo:font-weight="normal" officeooo:rsid="001cf287" style:font-size-asian="10pt" style:font-weight-asian="normal" style:font-size-complex="10pt" style:font-weight-complex="normal"/>
    </style:style>
    <style:style style:name="T97" style:family="text">
      <style:text-properties style:font-name="Times New Roman" fo:font-size="10pt" fo:language="es" fo:country="ES" officeooo:rsid="0028394d" style:font-size-asian="10pt" style:font-size-complex="10pt"/>
    </style:style>
    <style:style style:name="T98" style:family="text">
      <style:text-properties style:font-name="Times New Roman" fo:font-size="10pt" fo:language="es" fo:country="ES" officeooo:rsid="002b714d" style:font-size-asian="10pt" style:font-size-complex="10pt"/>
    </style:style>
    <style:style style:name="T99" style:family="text">
      <style:text-properties style:font-name="Times New Roman" fo:font-size="10pt" fo:language="es" fo:country="ES" officeooo:rsid="003643fc" style:font-size-asian="10pt" style:font-size-complex="10pt"/>
    </style:style>
    <style:style style:name="T100" style:family="text">
      <style:text-properties style:font-name="Times New Roman" fo:font-size="10pt" fo:language="es" fo:country="ES" officeooo:rsid="00381aba" style:font-size-asian="10pt" style:font-size-complex="10pt"/>
    </style:style>
    <style:style style:name="T101" style:family="text">
      <style:text-properties fo:font-weight="bold" style:font-weight-asian="bold" style:font-weight-complex="bold"/>
    </style:style>
    <style:style style:name="T102" style:family="text">
      <style:text-properties fo:font-weight="bold" officeooo:rsid="001cf287" style:font-weight-asian="bold" style:font-weight-complex="bold"/>
    </style:style>
    <style:style style:name="T103" style:family="text">
      <style:text-properties fo:font-weight="bold" officeooo:rsid="001e949c" style:font-weight-asian="bold" style:font-weight-complex="bold"/>
    </style:style>
    <style:style style:name="T104" style:family="text">
      <style:text-properties fo:font-weight="bold" officeooo:rsid="00208917" style:font-weight-asian="bold" style:font-weight-complex="bold"/>
    </style:style>
    <style:style style:name="T105" style:family="text">
      <style:text-properties fo:font-weight="bold" officeooo:rsid="00218c85" style:font-weight-asian="bold" style:font-weight-complex="bold"/>
    </style:style>
    <style:style style:name="T106" style:family="text">
      <style:text-properties fo:font-weight="bold" officeooo:rsid="003b2cf5" style:font-weight-asian="bold" style:font-weight-complex="bold"/>
    </style:style>
    <style:style style:name="T107" style:family="text">
      <style:text-properties fo:font-weight="bold" officeooo:rsid="003eaf31" style:font-weight-asian="bold" style:font-weight-complex="bold"/>
    </style:style>
    <style:style style:name="T108" style:family="text">
      <style:text-properties style:use-window-font-color="true" style:font-name="Times New Roman" fo:font-size="10pt" fo:font-weight="normal" officeooo:rsid="001cf287" style:font-size-asian="10pt" style:font-weight-asian="normal" style:font-size-complex="10pt" style:font-weight-complex="normal"/>
    </style:style>
    <style:style style:name="T109" style:family="text">
      <style:text-properties style:font-name="Times-roman" fo:font-size="10pt" style:font-size-asian="10pt" style:font-size-complex="10pt"/>
    </style:style>
    <style:style style:name="T110" style:family="text">
      <style:text-properties style:font-name="Times-roman" fo:font-size="10pt" officeooo:rsid="001d5109" style:font-size-asian="10pt" style:font-size-complex="10pt"/>
    </style:style>
    <style:style style:name="T111" style:family="text">
      <style:text-properties style:font-name="Times-roman" fo:font-size="10pt" officeooo:rsid="001d7e24" style:font-size-asian="10pt" style:font-size-complex="10pt"/>
    </style:style>
    <style:style style:name="T112" style:family="text">
      <style:text-properties style:font-name="Times-roman" fo:font-size="10pt" fo:font-weight="bold" style:font-size-asian="10pt" style:font-weight-asian="bold" style:font-size-complex="10pt" style:font-weight-complex="bold"/>
    </style:style>
    <style:style style:name="T113" style:family="text">
      <style:text-properties style:font-name="Times-roman" fo:font-size="10pt" fo:font-weight="bold" officeooo:rsid="001d5109" style:font-size-asian="10pt" style:font-weight-asian="bold" style:font-size-complex="10pt" style:font-weight-complex="bold"/>
    </style:style>
    <style:style style:name="T114" style:family="text">
      <style:text-properties style:font-name="Times-roman" fo:font-size="10pt" fo:font-weight="bold" officeooo:rsid="001d7e24" style:font-size-asian="10pt" style:font-weight-asian="bold" style:font-size-complex="10pt" style:font-weight-complex="bold"/>
    </style:style>
    <style:style style:name="T115" style:family="text">
      <style:text-properties style:font-name="Times-Roman1" fo:font-size="10pt" fo:font-weight="bold" officeooo:rsid="001d7e24" style:font-size-asian="10pt" style:font-weight-asian="bold" style:font-size-complex="10pt" style:font-weight-complex="bold"/>
    </style:style>
    <style:style style:name="T116" style:family="text">
      <style:text-properties fo:language="es" fo:country="ES"/>
    </style:style>
    <style:style style:name="T117" style:family="text">
      <style:text-properties fo:language="es" fo:country="ES" officeooo:rsid="0033121f"/>
    </style:style>
    <style:style style:name="T118" style:family="text">
      <style:text-properties fo:language="es" fo:country="ES" officeooo:rsid="003908db"/>
    </style:style>
    <style:style style:name="T119" style:family="text">
      <style:text-properties fo:language="es" fo:country="ES" officeooo:rsid="003b2cf5"/>
    </style:style>
    <style:style style:name="T120" style:family="text">
      <style:text-properties fo:language="es" fo:country="ES" officeooo:rsid="0023ffd6"/>
    </style:style>
    <style:style style:name="T121" style:family="text">
      <style:text-properties officeooo:rsid="001e949c"/>
    </style:style>
    <style:style style:name="T122" style:family="text">
      <style:text-properties officeooo:rsid="00208917"/>
    </style:style>
    <style:style style:name="T123" style:family="text">
      <style:text-properties officeooo:rsid="00218c85"/>
    </style:style>
    <style:style style:name="T124" style:family="text">
      <style:text-properties style:font-name="Times New Roman" fo:font-size="12pt" fo:language="es" fo:country="ES" officeooo:rsid="003908db" style:font-size-asian="12pt" style:font-size-complex="12pt"/>
    </style:style>
    <style:style style:name="T125" style:family="text">
      <style:text-properties style:font-name="Times New Roman" fo:font-size="12pt" fo:language="es" fo:country="ES" officeooo:rsid="004186ff" style:font-size-asian="12pt" style:font-size-complex="12pt"/>
    </style:style>
    <style:style style:name="T126" style:family="text">
      <style:text-properties style:font-name="Times New Roman" fo:font-size="12pt" style:font-size-asian="12pt" style:font-size-complex="12pt"/>
    </style:style>
    <style:style style:name="T127" style:family="text">
      <style:text-properties style:font-name="Times New Roman" fo:font-size="12pt" officeooo:rsid="0043e600" style:font-size-asian="12pt" style:font-size-complex="12pt"/>
    </style:style>
    <style:style style:name="T128" style:family="text">
      <style:text-properties style:font-name="Times New Roman" fo:font-size="12pt" officeooo:rsid="0044c5b6" style:font-size-asian="12pt" style:font-size-complex="12pt"/>
    </style:style>
    <style:style style:name="T129" style:family="text">
      <style:text-properties style:font-name="Times New Roman" fo:font-size="12pt" fo:font-weight="bold" officeooo:rsid="0044c5b6" style:font-size-asian="12pt" style:font-weight-asian="bold" style:font-size-complex="12pt" style:font-weight-complex="bold"/>
    </style:style>
    <style:style style:name="T130" style:family="text">
      <style:text-properties fo:font-size="11pt" style:font-size-asian="11pt"/>
    </style:style>
    <style:style style:name="T131" style:family="text">
      <style:text-properties fo:font-size="11pt" officeooo:rsid="0044c5b6" style:font-size-asian="11pt"/>
    </style:style>
    <style:style style:name="T132" style:family="text">
      <style:text-properties officeooo:rsid="003b2cf5"/>
    </style:style>
    <style:style style:name="T133" style:family="text">
      <style:text-properties style:font-name="Times-Roman1" fo:font-size="10pt" fo:language="es" fo:country="ES" officeooo:rsid="003b2cf5" style:font-size-asian="10pt" style:font-size-complex="10pt"/>
    </style:style>
    <style:style style:name="T134" style:family="text">
      <style:text-properties style:font-name="Times-Roman1" fo:font-size="10pt" fo:language="es" fo:country="ES" officeooo:rsid="003c48d9" style:font-size-asian="10pt" style:font-size-complex="10pt"/>
    </style:style>
    <style:style style:name="T135" style:family="text">
      <style:text-properties style:font-name="Times-Roman1" fo:font-size="10pt" style:font-size-asian="10pt" style:font-size-complex="10pt"/>
    </style:style>
    <style:style style:name="T136" style:family="text">
      <style:text-properties style:font-name="Times-Roman1" fo:font-size="10pt" officeooo:rsid="003c48d9" style:font-size-asian="10pt" style:font-size-complex="10pt"/>
    </style:style>
    <style:style style:name="T137" style:family="text">
      <style:text-properties officeooo:rsid="003d6fdc"/>
    </style:style>
    <style:style style:name="T138" style:family="text">
      <style:text-properties officeooo:rsid="003eaf31"/>
    </style:style>
    <style:style style:name="T139" style:family="text">
      <style:text-properties officeooo:rsid="0042ee48"/>
    </style:style>
    <style:style style:name="T140" style:family="text">
      <style:text-properties officeooo:rsid="0044c5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lgunos aspectos destacados de la nueva orden de evaluación (LOMCE).</text:p>
      <text:p text:style-name="P2"/>
      <text:p text:style-name="P3"><text:span text:style-name="T1">(BOC del 13 de sept.2016. </text:span><text:span text:style-name="T2">ORDEN de 3 de septiembre de 2016, por la que se regulan la evaluación y la promoción del alumnado que cursa las etapas de la Educación Secundaria Obligatoria y el Bachillerato, y se establecen los requisitos para la obtención de los </text:span><text:span text:style-name="T3">títulos correspondientes, en la Comunidad Autónoma de Canarias)</text:span></text:p>
      <text:p text:style-name="P2"/>
      <text:p text:style-name="P48">Consideraciones generales:</text:p>
      <text:p text:style-name="P3"/>
      <text:p text:style-name="P3"><text:span text:style-name="T1">- Los </text:span><text:span text:style-name="T102">criterios de evaluación</text:span><text:span text:style-name="T1"> del currículo serán el </text:span><text:span text:style-name="T102">referente principal</text:span><text:span text:style-name="T1"> y están relacionados con el restos de elementos del currículo (Art. 2.2. </text:span><text:span text:style-name="T4">"</text:span><text:span text:style-name="T7">Los criterios de evaluación de las materias y los ámbitos relacionan todos los elementos del currículo: objetivos de la etapa, competencias, contenidos, estándares de aprendizaje evaluables y metodología; para esta evaluación y para la comprobación conjunta del logro de los objetivos de la etapa y del grado de desarrollo y adquisición de las competencias, los referentes serán los criterios de evaluación y los estándares de aprendizaje, integrados en estos y que están graduados por cursos en la explicación de dichos criterios.</text:span><text:span text:style-name="T8">)</text:span></text:p>
      <text:p text:style-name="P3"/>
      <text:p text:style-name="P3">- <text:span text:style-name="T56">El profesorado evaluará</text:span><text:span text:style-name="T37"> </text:span><text:span text:style-name="T56">tanto los aprendizajes del alumnado como</text:span><text:span text:style-name="T37"> los procesos de enseñanza y </text:span><text:span text:style-name="T56">su práctica docente</text:span><text:span text:style-name="T37"> </text:span><text:span text:style-name="T38">(Art. 2.4). Para ello se establecer</text:span><text:span text:style-name="T37">án los procedimientos que permitan valorar el ajuste entre el diseño, la implementación y los resultados de la puesta en práctica de la programación didáctica.</text:span></text:p>
      <text:p text:style-name="P7"/>
      <text:p text:style-name="P4"><text:span text:style-name="T37">- </text:span><text:span text:style-name="T38">(Art. 2.5.) </text:span><text:span text:style-name="T57">Establecer los sistemas de evaluación alternativos para el alumnado absentista</text:span><text:span text:style-name="T38"> (CCP). Los porcentajes que se establecen para la pérdida de evaluación continua debe constar en la PGA y las programaciones didácticas </text:span><text:span text:style-name="T91">(S</text:span><text:span text:style-name="T92">e</text:span><text:span text:style-name="T91"> debe hacer referencia en cada programación didáctica al art. correspondiente de nuestro NOF donde se establece ese porcentaje. Lo tenemos en el apartado </text:span><text:span text:style-name="T96">"</text:span><text:span text:style-name="T108">5.3.1.2. Del número máximo de faltas de asistencia."</text:span><text:span text:style-name="T91"> del NOF </text:span><text:span text:style-name="T92">en el que se incluyen unas tablas con los porcentajes de apercibimientos y pérdida de evaluación</text:span><text:span text:style-name="T39">).</text:span></text:p>
      <text:p text:style-name="P8"/>
      <text:p text:style-name="P5"><text:span text:style-name="T39">- </text:span><text:span text:style-name="T58">Evaluación conjunta de competencias y materias </text:span><text:span text:style-name="T39">(Art. 3). </text:span><text:span text:style-name="T110">"los </text:span><text:span text:style-name="T113">criterios de evaluaci</text:span><text:span text:style-name="T112">ón y los estándares de aprendizaje evaluables</text:span><text:span text:style-name="T109"> de las materias </text:span><text:span text:style-name="T111">(...) son los </text:span><text:span text:style-name="T114">referentes</text:span><text:span text:style-name="T111"> para la comprobaci</text:span><text:span text:style-name="T109">ón conjunta del logro de los objetivos de la etapa y del grado de desarrollo y adquisición de las competencias del alumnado en cada una de las sesiones de evaluación</text:span><text:span text:style-name="T111">(...). </text:span><text:span text:style-name="T115">Igualmente, servir</text:span><text:span text:style-name="T13">án para el diseño y la implementación de situaciones de aprendizaje que han de desarrollar las unidades de programación</text:span><text:span text:style-name="T7"> para garantizar un enfoque competencial e inclusivo de la enseñanza</text:span><text:span text:style-name="T111">".</text:span></text:p>
      <text:p text:style-name="P8"/>
      <text:p text:style-name="P8"/>
      <text:p text:style-name="P30">EVALUACIÓN EN LA ESO:</text:p>
      <text:p text:style-name="P3"><text:span text:style-name="T37">- </text:span><text:span text:style-name="T59">Coherencia entre las calificaciones de las materias y competencias</text:span><text:span text:style-name="T40"> (art. 4.3.). </text:span><text:span text:style-name="T93">"(...)</text:span><text:span text:style-name="T9">se habr</text:span><text:span text:style-name="T7">á de asegurar la coherencia necesaria entre la calificación obtenida en las materias y ámbitos, y la calificación del grado de desarrollo y adquisición de las competencias</text:span><text:span text:style-name="T9">(...)". </text:span><text:span text:style-name="T40">Para que exista esta coherencia se dice que</text:span><text:span text:style-name="T9"> "(...) las situaciones de aprendizaje deben </text:span><text:span text:style-name="T7">partir de los criterios de evaluación de cada materia o ámbito ya que están vinculados a las distintas competencias."</text:span></text:p>
      <text:p text:style-name="P7"/>
      <text:p text:style-name="P3"><text:span text:style-name="T37">- </text:span><text:span text:style-name="T41">El profesorado o el equipo docente establecerá </text:span><text:span text:style-name="T60">medidas de apoyo y orientación</text:span><text:span text:style-name="T41"> para el alumnado cuya evolución no sea adecuada (art. 4.7.). En las sesiones de los equipos educativos se establecerán estas medidas y se hará un seguimiento de ellas.</text:span><text:span text:style-name="T94"> "(...)</text:span><text:span text:style-name="T14">Su concreci</text:span><text:span text:style-name="T13">ón deberá figurar en la programación del respectivo departamento de coordinación didáctica</text:span><text:span text:style-name="T7">".</text:span></text:p>
      <text:p text:style-name="P9"/>
      <text:p text:style-name="P3"><text:span text:style-name="T38">- </text:span><text:span text:style-name="T42">(Art. 5.1.) En las </text:span><text:span text:style-name="T61">sesiones de evaluación</text:span><text:span text:style-name="T42"> se </text:span><text:span text:style-name="T61">valorará el aprendizaje del alumnado y</text:span><text:span text:style-name="T42"> también la pertinencia y validez de los </text:span><text:span text:style-name="T61">procesos docentes</text:span><text:span text:style-name="T42">.</text:span></text:p>
      <text:p text:style-name="P10"/>
      <text:p text:style-name="P3"><text:span text:style-name="T42">- </text:span><text:span text:style-name="T43">(Art. 5.5.) </text:span><text:span text:style-name="T95">"</text:span><text:span text:style-name="T10">Adem</text:span><text:span text:style-name="T7">ás, se realizarán, al menos, tres sesiones de evaluación a lo largo del curso, una por trimestre, teniendo en cuenta que </text:span><text:span text:style-name="T13">el periodo de aprendizaje que hay que considerar es</text:span><text:span text:style-name="T7">, en el caso de la primera evaluación, un trimestre; </text:span><text:span text:style-name="T13">en el de la segunda, un semestre</text:span><text:span text:style-name="T7">; y en el de la tercera, el curso completo.</text:span><text:span text:style-name="T10">(...)"</text:span></text:p>
      <text:p text:style-name="P29"><text:soft-page-break/></text:p>
      <text:p text:style-name="P3"><text:span text:style-name="T38">- </text:span><text:span text:style-name="T43">(Art. 5.6) </text:span><text:span text:style-name="T62">En el acta de la sesión de evaluación constará</text:span><text:span text:style-name="T43"> las </text:span><text:span text:style-name="T62">materias pendientes que ha superado</text:span><text:span text:style-name="T43"> el alumno </text:span><text:span text:style-name="T62">o las Adaptaciones Curriculares también superadas</text:span><text:span text:style-name="T43"> (se debe ir recogiendo en las actas de dpto. correspondiente y en esta de los equipos educativos cuando los alumnos van alcanzando los distintos niveles de primaria en el caso de las AC).</text:span></text:p>
      <text:p text:style-name="P11"/>
      <text:p text:style-name="P3"><text:span text:style-name="T43">- (Art. 5.7.) </text:span><text:span text:style-name="T62">En el equipo</text:span><text:span text:style-name="T43"> (coordinados por el tutor y con el asesoramiento del dpto. de orientación) </text:span><text:span text:style-name="T62">se establecerán las medidas de apoyo</text:span><text:span text:style-name="T43">, que antes se mencionaban, para el alumnado que haya presentado dificultades </text:span><text:span text:style-name="T62">y éstas deberán constar en acta</text:span><text:span text:style-name="T43">.</text:span></text:p>
      <text:p text:style-name="P11"/>
      <text:p text:style-name="P3"><text:span text:style-name="T43">- </text:span><text:span text:style-name="T44">(Art. 5.10.) </text:span><text:span text:style-name="T63">Al finalizar todos los cursos de la ESO</text:span><text:span text:style-name="T44">, </text:span><text:span text:style-name="T63">cada equipo educativo emitirá un Consejo Orientador</text:span><text:span text:style-name="T44">. En 4ºESO se realizará antes de las fechas de preinscripción en los distintos estudios posteriores.</text:span></text:p>
      <text:p text:style-name="P13"/>
      <text:p text:style-name="P3"><text:span text:style-name="T44">- </text:span><text:span text:style-name="T45">(Art. 7.2.) </text:span><text:span text:style-name="T64">A efectos de promoción</text:span><text:span text:style-name="T45">, </text:span><text:span text:style-name="T64">las materias pendientes con la misma denominaci</text:span><text:span text:style-name="T56">ón</text:span><text:span text:style-name="T37"> en los diferentes cursos de la Educación Secundaria Obligatoria, </text:span><text:span text:style-name="T56">se considerarán materias </text:span><text:span text:style-name="T64">distintas</text:span><text:span text:style-name="T45">. (En mi opinión esto hace que tengamos que tener un poco más de cuidado en la calificación de las materias pendientes y que debe ser coherente con la calificación en el curso actual. Ej. Un 3 en la calificación actual de la materia, que se ha puesto en el SGD pero que en el boletín saldrá "Pte" obliga a que en el curso anterior la calificación debe ser mayor a ese 3 y en la de dos cursos anteriores debe ser 5). Si bien en un pto. posterior de la orden vuelve a hablar de la evaluación de pendientes de forma un poco contradictoria.</text:span></text:p>
      <text:p text:style-name="P14"/>
      <text:p text:style-name="P3"><text:span text:style-name="T45">- (Art. 7.5. </text:span><text:span text:style-name="T46">y 7.6.</text:span><text:span text:style-name="T45">) </text:span><text:span text:style-name="T64">Promoción excepcional. Se deben cumplir las condiciones a), b) y c) de forma conjunta</text:span><text:span text:style-name="T45"> (siendo la a) y b) más conocidas). En la que ese apartado c) indica que se </text:span><text:span text:style-name="T64">apliquen las medidas contempladas en el Consejo Orientador</text:span><text:span text:style-name="T45">.</text:span></text:p>
      <text:p text:style-name="P14"/>
      <text:p text:style-name="P3"><text:span text:style-name="T45">- </text:span><text:span text:style-name="T46">(Art. 7.7.) Las decisiones del equipo docente se toman por </text:span><text:span text:style-name="T65">acuerdo de la mitad más uno de los presentes que le den clase al alumno</text:span><text:span text:style-name="T46">.</text:span></text:p>
      <text:p text:style-name="P16"/>
      <text:p text:style-name="P1"><text:span text:style-name="T68">- (Art. 7.8.) </text:span><text:span text:style-name="T83">Para</text:span><text:span text:style-name="T68"> el </text:span><text:span text:style-name="T83">alumnado con materias pendientes se diseñarán medidas de refuerzo</text:span><text:span text:style-name="T68"> y recuperación que establezca el equipo docente </text:span><text:span text:style-name="T83">y se incluyan en las </text:span><text:span text:style-name="T84">programaciones</text:span><text:span text:style-name="T68"> </text:span><text:span text:style-name="T69">de los departamentos. Ahora dice este apartado </text:span><text:span text:style-name="T97">“(...)</text:span><text:span text:style-name="T11">El </text:span><text:span text:style-name="T15">alumnado deberá además superar las evaluaciones de dichas medidas.</text:span><text:span text:style-name="T16">(...)</text:span><text:span text:style-name="T15">”.</text:span><text:span text:style-name="T21"> </text:span><text:span text:style-name="T88">(Mi opinión: Parecería que si esto no ocurriese no podría aprobar la del curso </text:span><text:span text:style-name="T89">actual</text:span><text:span text:style-name="T88">, algo que creo en contra de normativa. En esas medidas de recuperación que se incluyan en las programaciones creo que habrá que poner a coletilla de algo así como “en todo caso si el rendimiento en la materia del curso actual es adecuado se considerará superada la materia pendiente de cursos anteriores”, </text:span><text:span text:style-name="T89">como así se especifica en el art.8.3 de esta orden de evaluación</text:span><text:span text:style-name="T88">).</text:span></text:p>
      <text:p text:style-name="P25"/>
      <text:p text:style-name="P1"><text:span text:style-name="T88">- </text:span><text:span text:style-name="T90">(Art. 7.9.) </text:span><text:span text:style-name="T87">Antes de que se produzca la repetición de curso se arbitrarán medidas de refuerzo y apoyo</text:span><text:span text:style-name="T90"> para solventar esas dificultades. </text:span><text:span text:style-name="T98">“(...)</text:span><text:span text:style-name="T20">El</text:span><text:span text:style-name="T17"> profesorado </text:span><text:span text:style-name="T20">tutor</text:span><text:span text:style-name="T17">, en colaboraci</text:span><text:span text:style-name="T7">ón con los demás profesores y profesoras del equipo docente del alumnado, </text:span><text:span text:style-name="T13">deberá acreditar la adopción y puesta en práctica de dichas medidas</text:span><text:span text:style-name="T7">, y el equipo directivo velará por que estas se hayan cumplido.</text:span><text:span text:style-name="T98">”. </text:span><text:span text:style-name="T72">[E</text:span><text:span text:style-name="T70">ntendemos por tanto, que en la 1ª y 2ª evaluación se arbitrarán esas medidas de refuerzo para todo el alumnado que haya tenido dificultades en algunas materias y se debe hacer un seguimiento de las mismas (constar en las actas correspondientes del dpto. y del equipo educativo)</text:span><text:span text:style-name="T72">]</text:span><text:span text:style-name="T70">.</text:span></text:p>
      <text:p text:style-name="P17"/>
      <text:p text:style-name="P1"><text:span text:style-name="T70">-</text:span><text:span text:style-name="T71"> (Art. 7.10.) </text:span><text:span text:style-name="T85">Cuando el alumnado repita, deberá seguir un plan espec</text:span><text:span text:style-name="T56">ífico de medidas con orientaciones metodológicas</text:span><text:span text:style-name="T37">, destinado a recuperar los aprendizajes no adquiridos. Este plan será propuesto y desarrollado por el nuevo equipo docente, con la colaboración del departamento de orientación. </text:span><text:span text:style-name="T48">[Por tanto, el equipo actual, en la primera evaluación sin nota, debe establecer este plan </text:span><text:soft-page-break/><text:span text:style-name="T48">para todos los repetidores]. </text:span><text:span text:style-name="T49">Se realizará un seguimiento de este plan en las distintas reuniones del equipo educativo.</text:span></text:p>
      <text:p text:style-name="P26"/>
      <text:p text:style-name="P1"><text:span text:style-name="T49">- </text:span><text:span text:style-name="T50">(Art. 8) Evaluación de las materias pendientes. No tiene grandes novedades sobre lo que se venía haciendo. Indica que el alumnado de PMAR recuperaría la segunda lengua extranjera (Francés) con la calificación del ámbito de lenguas extranjeras (Inglés).</text:span></text:p>
      <text:p text:style-name="P27"/>
      <text:p text:style-name="P1"><text:span text:style-name="T50">- (Art. 9) </text:span><text:span text:style-name="T66">Matrícula de honor</text:span><text:span text:style-name="T50"> y nota media </text:span><text:span text:style-name="T66">en ESO</text:span><text:span text:style-name="T50">. </text:span><text:span text:style-name="T51">La MH se podrá conceder como máximo al 5% del alumnado matriculado en 4º. Deberá tener al menos una media de 9 en la toda la ESO. [Nosotros debemos establecer un criterio para concederlas, y que luego el equipo educativo sepa a que atenerse].</text:span></text:p>
      <text:p text:style-name="P28"/>
      <text:p text:style-name="P3"><text:span text:style-name="T47">- </text:span><text:span text:style-name="T52">(Art. 10) </text:span><text:span text:style-name="T67">Evaluación final de la Educación Secundaria Obligatoria (Reválidas)</text:span><text:span text:style-name="T52">. Dos tipos según el acceso que se pretenda (CFGM o Bachillerato). Se pueden presentar a ambas. La pueden realizar aunque suspendan 2 materias (si no son LCL y MAT simultáneamente).</text:span></text:p>
      <text:p text:style-name="P18"/>
      <text:p text:style-name="P6"><text:span text:style-name="T52">- (Art. 11) </text:span><text:span text:style-name="T67">Título de ESO</text:span><text:span text:style-name="T52">. Todas aprobadas o evaluación negativa en dos materias como máximo (si no son LCL y MAT simultáneamente); Obtener un 5 o más en la reválida; Calificación final de 5 o superior en la etapa (con la media ponderada de 70% Media ESO y 30% Reválida).</text:span></text:p>
      <text:p text:style-name="P19"/>
      <text:p text:style-name="P6"><text:span text:style-name="T52">- (Art. 14) </text:span><text:span text:style-name="T67">Evaluación del alumnado de PMAR.</text:span><text:span text:style-name="T52"> Hay exámenes de septiembre también para los ámbitos. Se promociona de PCPMAR a SCPMAR sin importar el número de materias no superadas. A efectos de promoción a 4ºESO, Inglés es considerado una materia (aunque se denomine ámbito de lenguas extranjeras). Promocionan a 4º los alumnos con todos los ámbitos superados y dos materias suspensas como máximo; o los que aprueban todas las materias y sólo suspenden un ámbito; y excepcionalmente </text:span><text:span text:style-name="T53">con los ámbitos superados y tres materias suspensas, o con un ámbito y una materia no superada. </text:span><text:span text:style-name="T54">En estos casos excepcionales se deben aplicar las medidas indicadas en el consejo orientador.</text:span></text:p>
      <text:p text:style-name="P21"/>
      <text:p text:style-name="P33"><text:span text:style-name="T73">-</text:span><text:span text:style-name="T74"> (Art. 17.</text:span><text:span text:style-name="T75">2.</text:span><text:span text:style-name="T74">) Pruebas extraordinarias. </text:span><text:span text:style-name="T99">“</text:span><text:span text:style-name="T12">Compete a los diferentes departamentos de coordinaci</text:span><text:span text:style-name="T7">ón didáctica la definición de las características y la tipología de las pruebas, en consonancia con los modelos de evaluación y calificación seguidos durante el curso. Con esa finalidad </text:span><text:span text:style-name="T13">se incluirán en las programaciones los criterios de evaluación y los estándares de aprendizaje evaluables, implícitos en su redacción, así como los criterios específicos de calificación de las pruebas extraordinarias, </text:span><text:span text:style-name="T19">aspectos que deberán estar a disposición del alumnado y sus familias</text:span><text:span text:style-name="T15">.”</text:span></text:p>
      <text:p text:style-name="P18"/>
      <text:p text:style-name="P1"><text:span text:style-name="T76">- </text:span><text:span text:style-name="T77">(Art. 17.4.) </text:span><text:span text:style-name="T100">“</text:span><text:span text:style-name="T13">El alumnado que</text:span><text:span text:style-name="T7"> </text:span><text:span text:style-name="T13">en la</text:span><text:span text:style-name="T7"> sesión de </text:span><text:span text:style-name="T13">evaluación final ordinaria obtenga calificación negativa</text:span><text:span text:style-name="T7"> en una o más materias </text:span><text:span text:style-name="T13">deberá seguir las orientaciones establecidas en los planes de refuerzo y recuperación</text:span><text:span text:style-name="T7"> de los aprendizajes no adquiridos, </text:span><text:span text:style-name="T13">establecidos por los departamentos</text:span><text:span text:style-name="T7"> de coordinación didáctica correspondientes, encaminadas a facilitar la superación de las </text:span><text:span text:style-name="T18">pruebas extraordinarias.”.</text:span></text:p>
      <text:p text:style-name="P50"><text:span text:style-name="T18"/></text:p>
      <text:p text:style-name="P1"><text:span text:style-name="T18"/></text:p>
      <text:p text:style-name="P43"><text:span text:style-name="T117"/></text:p>
      <text:p text:style-name="P44"><text:span text:style-name="T117">E</text:span><text:span text:style-name="T116">VALUACIÓN EN BACHILLERATO.</text:span></text:p>
      <text:p text:style-name="P1"><text:span text:style-name="T18"/></text:p>
      <text:p text:style-name="P20">- <text:span text:style-name="T103">Coherencia entre las calificaciones de las materias y competencias</text:span><text:span text:style-name="T121"> (art. 20.3.).</text:span></text:p>
      <text:p text:style-name="P20"/>
      <text:p text:style-name="P20">- <text:span text:style-name="T122">El profesorado o el equipo docente establecerá </text:span><text:span text:style-name="T104">medidas de apoyo y orientación</text:span><text:span text:style-name="T122"> para el alumnado cuya evolución no sea adecuada (art. 20.7.). En las sesiones de los equipos educativos se establecerán estas medidas y se hará un seguimiento de ellas.</text:span><text:span text:style-name="T5"> "(...)</text:span><text:span text:style-name="T14">Su concreci</text:span><text:span text:style-name="T13">ón deberá figurar en la programación del respectivo departamento de coordinación didáctica</text:span><text:span text:style-name="T7">".</text:span></text:p>
      <text:p text:style-name="P22"/>
      <text:p text:style-name="P23"><text:soft-page-break/><text:span text:style-name="T1">- (Art. 21.1.) En las </text:span><text:span text:style-name="T105">sesiones de evaluación</text:span><text:span text:style-name="T123"> se </text:span><text:span text:style-name="T105">valorará el aprendizaje del alumnado y</text:span><text:span text:style-name="T123"> también la pertinencia y validez de los </text:span><text:span text:style-name="T105">procesos docentes</text:span><text:span text:style-name="T123">.</text:span></text:p>
      <text:p text:style-name="P23"/>
      <text:p text:style-name="P23">- <text:span text:style-name="T123">(Art. 21.5.) </text:span><text:span text:style-name="T6">"</text:span><text:span text:style-name="T10">Adem</text:span><text:span text:style-name="T7">ás, se realizarán, al menos, tres sesiones de evaluación a lo largo del curso, una por trimestre, teniendo en cuenta que </text:span><text:span text:style-name="T13">el periodo de aprendizaje que hay que considerar es</text:span><text:span text:style-name="T7">, en el caso de la primera evaluación, un trimestre; </text:span><text:span text:style-name="T13">en el de la segunda, un semestre</text:span><text:span text:style-name="T7">; y en el de la tercera, el curso completo.</text:span><text:span text:style-name="T10">(...)"</text:span></text:p>
      <text:p text:style-name="P32"><text:span text:style-name="T38">- </text:span><text:span text:style-name="T43">(Art. </text:span><text:span text:style-name="T55">21</text:span><text:span text:style-name="T43">.6) </text:span><text:span text:style-name="T62">En el acta de la sesión de evaluación constará</text:span><text:span text:style-name="T43"> las </text:span><text:span text:style-name="T62">materias pendientes que ha superado</text:span><text:span text:style-name="T43"> el alumno (se debe ir recogiendo en las actas de dpto. Correspondiente).</text:span></text:p>
      <text:p text:style-name="P32"><text:span text:style-name="T43"/></text:p>
      <text:p text:style-name="P32"><text:span text:style-name="T43">- (Art. </text:span><text:span text:style-name="T55">21</text:span><text:span text:style-name="T43">.7.) </text:span><text:span text:style-name="T62">En el equipo</text:span><text:span text:style-name="T43"> (coordinados por el tutor y con el asesoramiento del dpto. de orientación) </text:span><text:span text:style-name="T62">se establecerán las medidas de apoyo</text:span><text:span text:style-name="T43">, que antes se mencionaban, para el alumnado que haya presentado dificultades </text:span><text:span text:style-name="T62">y éstas deberán constar en acta</text:span><text:span text:style-name="T43">.</text:span></text:p>
      <text:p text:style-name="P12"/>
      <text:p text:style-name="P24">(En bachillerato no hay Consejo orientador)</text:p>
      <text:p text:style-name="P24"/>
      <text:p text:style-name="P35"><text:span text:style-name="T78">- (Art. 23) </text:span><text:span text:style-name="T86">Promocionarán a 2ºBachillerato</text:span><text:span text:style-name="T78"> los alumnos que aprueben todas o que tengan dos suspensos como máximo. </text:span><text:span text:style-name="T78">Si un alumno tiene alguna materia pendiente de </text:span><text:span text:style-name="T37">carácter opcional (troncales de opción o específicas) dentro del mismo itinerario y con la misma carga horaria, el alumnado podrá modificar su elección y sustituirla </text:span><text:span text:style-name="T78">por otra del mismo carácter.</text:span></text:p>
      <text:p text:style-name="P39"><text:span text:style-name="T118">Los centros organizar</text:span>án las consiguientes <text:span text:style-name="T101">actividades de refuerzo y recuperación</text:span>, y la evaluación de las materias pendientes.</text:p>
      <text:p text:style-name="P39"><text:span text:style-name="T119">E</text:span><text:span text:style-name="T120">l alumnado podrá repetir cada uno de los cursos de </text:span>esta etapa una sola vez como máximo, si bien excepcionalmente podrá repetir uno de los <text:span text:style-name="T120">cursos una segunda vez, previo informe favorable del equipo docente.</text:span></text:p>
      <text:p text:style-name="P16"/>
      <text:p text:style-name="P15">- <text:span text:style-name="T132">(Art. 24) </text:span><text:span text:style-name="T106">Repetición en 2ºBachillerato</text:span><text:span text:style-name="T132">. Se podrá matricular sólo de las materias no superadas o elegir cursar todas la materias.</text:span></text:p>
      <text:p text:style-name="P15"/>
      <text:p text:style-name="P36"><text:span text:style-name="T79">-(Art. 25) La superación de las materias de 2º que sean de continuidad estarán supeditadas a la previa superación de la materia de 1º. </text:span><text:span text:style-name="T133">“</text:span><text:span text:style-name="T135">No obstante, dentro de un itinerario </text:span><text:span text:style-name="T136">(…) </text:span><text:span text:style-name="T134">el alumnado podr</text:span><text:span text:style-name="T135">á matricularse de una materia troncal de opción o específica de segundo curso sin haber cursado la correspondiente materia de primer curso, según se determine por la Dirección General competente. Para ello antes del periodo de matrícula, el departamento de coordinación didáctica correspondiente deberá acreditar, por los procedimientos que se determinen, que reúne las condiciones necesarias para poder seguir con aprovechamiento la materia de segundo.”</text:span><text:span text:style-name="T133"> . </text:span></text:p>
      <text:p text:style-name="P46"><text:span text:style-name="T119">“En caso contrario, deber</text:span>á cursar la materia de primer curso, que tendrá la consideración de materia pendiente, si bien no será computable a efectos de modificar las condiciones en las que ha promocionado a segundo.”</text:p>
      <text:p text:style-name="P14"/>
      <text:p text:style-name="P37"><text:span text:style-name="T80">- (Art. 26) “</text:span><text:span text:style-name="T34">La evaluación de las materias pendientes</text:span><text:span text:style-name="T22"> de primero se efectuará a lo largo del curso </text:span><text:span text:style-name="T34">en los términos que determinen los departamentos</text:span><text:span text:style-name="T22"> de coordinación didáctica </text:span><text:span text:style-name="T34">dentro del </text:span><text:span text:style-name="T33">marco establecido por la comisión de coordinación pedagógica</text:span><text:span text:style-name="T30">(…) garantiz</text:span><text:span text:style-name="T22">ándose al alumnado la posibilidad de realizar una prueba final general</text:span><text:span text:style-name="T26">(...)”.</text:span></text:p>
      <text:p text:style-name="P37"><text:span text:style-name="T26"/></text:p>
      <text:p text:style-name="P40"><text:span text:style-name="T137">- (Art. 27) Sobre el cambio de modalidad e itinerario.</text:span></text:p>
      <text:p text:style-name="P9"/>
      <text:p text:style-name="P9">- <text:span text:style-name="T138">(Art. 28) Evaluación final de Bachillerato (Reválida).</text:span></text:p>
      <text:p text:style-name="P9"/>
      <text:p text:style-name="P9">- <text:span text:style-name="T138">(Art. 30) </text:span><text:span text:style-name="T107">Titulación.</text:span><text:span text:style-name="T138"> Aprobar todas las materias y tener un 5 o más en la reválida, y la calificación final de la etapa se calculará con la media ponderada dando un peso de 60% a la media de las materias de Bachillerato y el 40% a la nota de la evaluación final (reválida).</text:span></text:p>
      <text:p text:style-name="P9"/>
      <text:p text:style-name="P1"><text:span text:style-name="T81">- </text:span><text:span text:style-name="T82">(Art. 32) Pruebas extraordinarias. “</text:span><text:span text:style-name="T22">El alumnado que en la sesión de evaluación final ordinaria obtenga calificación negativa en una o más materias deberá seguir las orientaciones establecidas en los </text:span><text:span text:style-name="T34">planes de </text:span><text:soft-page-break/><text:span text:style-name="T34">refuerzo y recuperación</text:span><text:span text:style-name="T22"> de los correspondientes departamentos de coordinación didáctica, encaminados a facilitar la superación de las pruebas extraordinarias. El tutor o la tutora recopilará esta información y la transmitirá al alumnado y a las familias o responsables </text:span><text:span text:style-name="T31">legales, con el asesoramiento del departamento de orientación”.</text:span></text:p>
      <text:p text:style-name="P1"><text:span text:style-name="T82">Estas pruebas</text:span><text:span text:style-name="T32"> “</text:span><text:span text:style-name="T31">estar</text:span><text:span text:style-name="T22">án basadas en los criterios de evaluación y estándares de aprendizaje evaluables, implícitos en su redacción y establecidos para cada una de las materias, correspondiendo a los diferentes departamentos de coordinación didáctica la definición de las características y la tipología de dichas pruebas.”</text:span></text:p>
      <text:p text:style-name="P1"><text:span text:style-name="T22"/></text:p>
      <text:p text:style-name="P1"><text:span text:style-name="T22">- </text:span><text:span text:style-name="T27">(Art. 33.4.) “</text:span><text:span text:style-name="T35">Los departamentos</text:span><text:span text:style-name="T27"> de coordinaci</text:span><text:span text:style-name="T22">ón didáctica </text:span><text:span text:style-name="T34">establecerán los criterios específicos de calificación de las pruebas extraordinarias</text:span><text:span text:style-name="T22"> de cada una de las materias, </text:span><text:span text:style-name="T34">que deberán estar a disposición del alumnado y sus familias.</text:span><text:span text:style-name="T22">”</text:span></text:p>
      <text:p text:style-name="P50"><text:span text:style-name="T22"/></text:p>
      <text:p text:style-name="P1"><text:span text:style-name="T22"/></text:p>
      <text:p text:style-name="P49"><text:span text:style-name="T22"/></text:p>
      <text:p text:style-name="P45">Otras consideraciones</text:p>
      <text:p text:style-name="P49"><text:span text:style-name="T22"/></text:p>
      <text:p text:style-name="P41">- <text:span text:style-name="T139">Los Art. 35, 36 y 37 tratan sobre la información al alumnado y las familias y el proceso de reclamación.</text:span></text:p>
      <text:p text:style-name="P42"/>
      <text:p text:style-name="P38"><text:span text:style-name="T127">- (Art.35.2) “</text:span><text:span text:style-name="T34">Al comienzo de cada curso escolar el profesorado dará a conocer los objetivos, contenidos, criterios de evaluación y estándares de aprendizaje</text:span><text:span text:style-name="T22"> evaluables, implícitos en ellos, exigibles para obtener una valoración positiva en las distintas materias o ámbitos, que formen el currículo, </text:span><text:span text:style-name="T34">así como los criterios de calificación o niveles de logro de los criterios de evaluación; el grado de desarrollo y adquisición de las competencias correspondiente al curso en el que está escolarizado; los instrumentos de evaluación del aprendizaje que se van a utilizar</text:span><text:span text:style-name="T22">; y, en su caso, la información sobre las medidas educativas de apoyo y las adaptaciones curriculares derivadas de las necesidades que </text:span><text:span text:style-name="T24">presente el alumnado.”</text:span></text:p>
      <text:p text:style-name="P1"><text:span text:style-name="T22"/></text:p>
      <text:p text:style-name="P1"><text:span text:style-name="T37">- </text:span><text:span text:style-name="T127">(Art. 35.3)</text:span><text:span text:style-name="T28"> “</text:span><text:span text:style-name="T36">El tutor</text:span><text:span text:style-name="T28"> o la tutora de cada grupo, con el asesoramiento del departamento de orientaci</text:span><text:span text:style-name="T22">ón, </text:span><text:span text:style-name="T34">informará al alumnado de su tutoría y a las familias acerca de los requisitos que determinan la promoción</text:span><text:span text:style-name="T22"> al siguiente ciclo, curso y etapa</text:span><text:span text:style-name="T28">(...)”.</text:span></text:p>
      <text:p text:style-name="P1"><text:span text:style-name="T28"/></text:p>
      <text:p text:style-name="P1"><text:span text:style-name="T37">- </text:span><text:span text:style-name="T128">(Art. 35.5) </text:span><text:span text:style-name="T129">Al finalizar la evaluación final ordinaria se entregará por escrito</text:span><text:span text:style-name="T128">, además de lo ya conocido se dice en este apartado que</text:span><text:span text:style-name="T29"> se entregarán “(…) las medidas adoptadas, en su caso, para que alcance los aprendizajes </text:span><text:span text:style-name="T22">programados y las medidas de refuerzo y recuperación propuestas para la superación de los ámbitos o las materias pendientes.”</text:span></text:p>
      <text:p text:style-name="P1"><text:span text:style-name="T22"/></text:p>
      <text:p text:style-name="P41">- <text:span text:style-name="T140">(Art. 42) Consejo Orientador. Al final de cada curso de la ESO se entregará un consejo orientador no vinculante salvo en los casos de promoción excepcional que sí será vinculante.</text:span></text:p>
      <text:p text:style-name="P1"><text:span text:style-name="T37">“</text:span><text:span text:style-name="T22">Incluirá, al menos, una propuesta del itinerario académico más recomendable a seguir. Podrá incluir, si se considera necesario, una recomendación sobre la incorporación del alumnado a un Programa de mejora del aprendizaje y el rendimiento, o a un ciclo de Formación Profesional Básica, mediante informe motivado en el que se contemple el grado de logro de los objetivos de la etapa y de desarrollo y adquisición de las competencias que </text:span><text:span text:style-name="T23">justifiquen la propuesta.</text:span><text:span text:style-name="T25">(...)”</text:span></text:p>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Roman1" svg:font-family="Times-Roman" style:font-family-generic="roman"/>
    <style:font-face style:name="Times-roman" svg:font-family="Times-roman" style:font-family-generic="roman"/>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9M16S</meta:editing-duration>
    <meta:editing-cycles>52</meta:editing-cycles>
    <meta:generator>LibreOffice/5.0.4.2$Windows_x86 LibreOffice_project/2b9802c1994aa0b7dc6079e128979269cf95bc78</meta:generator>
    <dc:date>2016-09-25T19:46:58.059000000</dc:date>
    <meta:document-statistic meta:table-count="0" meta:image-count="0" meta:object-count="0" meta:page-count="5" meta:paragraph-count="57" meta:word-count="2779" meta:character-count="17394" meta:non-whitespace-character-count="14671"/>
    <meta:user-defined meta:name="Info 1"/>
    <meta:user-defined meta:name="Info 2"/>
    <meta:user-defined meta:name="Info 3"/>
    <meta:user-defined meta:name="Info 4"/>
  </office:meta>
</office:document-meta>
</file>